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T11_8" style:family="text">
      <style:text-properties style:font-name="Verdana" fo:font-size="12pt" style:font-name-asian="Verdana" style:font-size-asian="12pt" style:font-name-complex="Verdana" style:font-size-complex="12pt"/>
    </style:style>
    <style:style style:name="T11_9" style:family="text">
      <style:text-properties style:font-name="Verdana" fo:font-size="12pt" style:font-name-asian="Verdana" style:font-size-asian="12pt" style:font-name-complex="Verdana" style:font-size-complex="12pt"/>
    </style:style>
    <style:style style:name="T11_10" style:family="text">
      <style:text-properties style:font-name="Verdana" fo:font-size="12pt" style:font-name-asian="Verdana" style:font-size-asian="12pt" style:font-name-complex="Verdana" style:font-size-complex="12pt"/>
    </style:style>
    <style:style style:name="T11_11" style:family="text">
      <style:text-properties style:font-name="Verdana" fo:font-size="12pt" style:font-name-asian="Verdana" style:font-size-asian="12pt" style:font-name-complex="Verdana" style:font-size-complex="12pt"/>
    </style:style>
    <style:style style:name="T11_12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_13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T15_9" style:family="text">
      <style:text-properties style:font-name="Verdana" fo:font-size="12pt" style:font-name-asian="Verdana" style:font-size-asian="12pt" style:font-name-complex="Verdana" style:font-size-complex="12pt"/>
    </style:style>
    <style:style style:name="T1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_11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6_16" style:family="text">
      <style:text-properties style:font-name="Verdana" fo:font-size="12pt" style:font-name-asian="Verdana" style:font-size-asian="12pt" style:font-name-complex="Verdana" style:font-size-complex="12pt"/>
    </style:style>
    <style:style style:name="T16_17" style:family="text">
      <style:text-properties style:font-name="Verdana" fo:font-size="12pt" style:font-name-asian="Verdana" style:font-size-asian="12pt" style:font-name-complex="Verdana" style:font-size-complex="12pt"/>
    </style:style>
    <style:style style:name="T16_18" style:family="text">
      <style:text-properties style:font-name="Verdana" fo:font-size="12pt" style:font-name-asian="Verdana" style:font-size-asian="12pt" style:font-name-complex="Verdana" style:font-size-complex="12pt"/>
    </style:style>
    <style:style style:name="T16_19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margin-left="1.27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/text:p>
      <text:p text:style-name="P3"><text:span text:style-name="T3_1">Date</text:span><text:span text:style-name="T3_2">:<text:s/>10-05-14</text:span></text:p>
      <text:p text:style-name="P4"><text:span text:style-name="T4_1">Time</text:span><text:span text:style-name="T4_2">:<text:s/>10.30<text:s/>-<text:s/>11:30</text:span></text:p>
      <text:p text:style-name="P5"><text:span text:style-name="T5_1">Facilitator</text:span><text:span text:style-name="T5_2">:<text:s/></text:span><text:span text:style-name="T5_3">Anton</text:span><text:span text:style-name="T5_4"><text:s/></text:span><text:span text:style-name="T5_5">Lindgren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Problems</text:span><text:span text:style-name="T9_3"><text:s/></text:span><text:span text:style-name="T9_4">with</text:span><text:span text:style-name="T9_5"><text:s/></text:span><text:span text:style-name="T9_6">fullscreen</text:span><text:span text:style-name="T9_7"><text:s/>(</text:span><text:span text:style-name="T9_8">in</text:span><text:span text:style-name="T9_9"><text:s/></text:span><text:span text:style-name="T9_10">Linux</text:span><text:span text:style-name="T9_11">?).</text:span></text:p>
      <text:p text:style-name="P10"><text:span text:style-name="T10_1">Reports</text:span><text:span text:style-name="T10_2"><text:s/>(15<text:s/></text:span><text:span text:style-name="T10_3">min</text:span><text:span text:style-name="T10_4">)</text:span></text:p>
      <text:p text:style-name="P11"><text:span text:style-name="T11_1"><text:tab/></text:span><text:span text:style-name="T11_2">Individual</text:span><text:span text:style-name="T11_3"><text:s/></text:span><text:span text:style-name="T11_4">viewports</text:span><text:span text:style-name="T11_5"><text:s/></text:span><text:span text:style-name="T11_6">broken</text:span><text:span text:style-name="T11_7"><text:s/></text:span><text:span text:style-name="T11_8">by</text:span><text:span text:style-name="T11_9"><text:s/></text:span><text:span text:style-name="T11_10">water</text:span><text:span text:style-name="T11_11"><text:s/></text:span><text:span text:style-name="T11_12">postprocessor</text:span></text:p>
      <text:p text:style-name="P12"><text:span text:style-name="T12_1"><text:tab/></text:span><text:span text:style-name="T12_2">Smoke</text:span><text:span text:style-name="T12_3"><text:s/></text:span><text:span text:style-name="T12_4">on</text:span><text:span text:style-name="T12_5"><text:s/></text:span><text:span text:style-name="T12_6">the</text:span><text:span text:style-name="T12_7"><text:s/></text:span><text:span text:style-name="T12_8">water</text:span><text:span text:style-name="T12_9"><text:s/></text:span><text:span text:style-name="T12_10">not</text:span><text:span text:style-name="T12_11"><text:s/></text:span><text:span text:style-name="T12_12">finished</text:span><text:span text:style-name="T12_13">.</text:span></text:p>
      <text:p text:style-name="P13"><text:span text:style-name="T13_1"><text:tab/></text:span><text:span text:style-name="T13_2">Game</text:span><text:span text:style-name="T13_3"><text:s/></text:span><text:span text:style-name="T13_4">and</text:span><text:span text:style-name="T13_5"><text:s/></text:span><text:span text:style-name="T13_6">View</text:span><text:span text:style-name="T13_7"><text:s/></text:span><text:span text:style-name="T13_8">refactored</text:span><text:span text:style-name="T13_9">.</text:span></text:p>
      <text:p text:style-name="P14"><text:span text:style-name="T14_1">Discussion</text:span><text:span text:style-name="T14_2"><text:s/></text:span><text:span text:style-name="T14_3">items</text:span><text:span text:style-name="T14_4"><text:s/>(35<text:s/></text:span><text:span text:style-name="T14_5">min</text:span><text:span text:style-name="T14_6">)</text:span></text:p>
      <text:p text:style-name="P15"><text:span text:style-name="T15_1"><text:tab/></text:span><text:span text:style-name="T15_2">Yellow</text:span><text:span text:style-name="T15_3"><text:s/></text:span><text:span text:style-name="T15_4">distance</text:span><text:span text:style-name="T15_5">-</text:span><text:span text:style-name="T15_6">dots</text:span><text:span text:style-name="T15_7"><text:s/></text:span><text:span text:style-name="T15_8">in</text:span><text:span text:style-name="T15_9"><text:s/></text:span><text:span text:style-name="T15_10">STAN</text:span><text:span text:style-name="T15_11">.</text:span></text:p>
      <text:p text:style-name="P16"><text:span text:style-name="T16_1"><text:tab/></text:span><text:span text:style-name="T16_2">Functional</text:span><text:span text:style-name="T16_3"><text:s/></text:span><text:span text:style-name="T16_4">deadline</text:span><text:span text:style-name="T16_5"><text:s/></text:span><text:span text:style-name="T16_6">on</text:span><text:span text:style-name="T16_7"><text:s/></text:span><text:span text:style-name="T16_8">thursday</text:span><text:span text:style-name="T16_9">?<text:s/></text:span><text:span text:style-name="T16_10">And</text:span><text:span text:style-name="T16_11"><text:s/></text:span><text:span text:style-name="T16_12">then</text:span><text:span text:style-name="T16_13"><text:s/></text:span><text:span text:style-name="T16_14">refactor</text:span><text:span text:style-name="T16_15">-</text:span><text:span text:style-name="T16_16">weekend</text:span><text:span text:style-name="T16_17">?<text:s/></text:span><text:span text:style-name="T16_18">Maybe</text:span><text:span text:style-name="T16_19">?</text:span></text:p>
      <text:p text:style-name="P17"><text:span text:style-name="T17_1">Outcomes</text:span><text:span text:style-name="T17_2"><text:s/></text:span><text:span text:style-name="T17_3">and</text:span><text:span text:style-name="T17_4"><text:s/></text:span><text:span text:style-name="T17_5">assignments</text:span><text:span text:style-name="T17_6"><text:s/>(5<text:s/></text:span><text:span text:style-name="T17_7">min</text:span><text:span text:style-name="T17_8">)</text:span></text:p>
      <text:p text:style-name="P18"><text:span text:style-name="T18_1">Wrap</text:span><text:span text:style-name="T18_2"><text:s/></text:span><text:span text:style-name="T18_3">up</text:span></text:p>
      <text:p text:style-name="P19"><text:span text:style-name="T19_1">Next</text:span><text:span text:style-name="T19_2"><text:s/></text:span><text:span text:style-name="T19_3">meeting</text:span><text:span text:style-name="T19_4"><text:s/>: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